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4.641cm"/>
    </style:style>
    <style:style style:name="co3" style:family="table-column">
      <style:table-column-properties fo:break-before="auto" style:column-width="1.993cm"/>
    </style:style>
    <style:style style:name="ro1" style:family="table-row">
      <style:table-row-properties style:row-height="1.04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b66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ID задачи B</text:p>
          </table:table-cell>
          <table:table-cell table:style-name="ce1" office:value-type="string" calcext:value-type="string">
            <text:p>Время выполнения задачи B (мс)</text:p>
          </table:table-cell>
          <table:table-cell table:style-name="ce1" office:value-type="string" calcext:value-type="string">
            <text:p>ID задач(и) A</text:p>
          </table:table-cell>
          <table:table-cell office:value-type="string" calcext:value-type="string">
            <text:p>res</text:p>
          </table:table-cell>
          <table:table-cell/>
          <table:table-cell table:style-name="Default" table:number-columns-repeated="1637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formula="of:=[.B2]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formula="of:=[.B3]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formula="of:=[.D11]+[.B4]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formula="of:=[.B5]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formula="of:=[.D3]+[.B6]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4;5;7;8</text:p>
          </table:table-cell>
          <table:table-cell table:formula="of:=MAX([.D5];[.D6];[.D8];[.D9])+[.B7]" office:value-type="float" office:value="90" calcext:value-type="float">
            <text:p>90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formula="of:=[.D6]+[.B8]" office:value-type="float" office:value="63" calcext:value-type="float">
            <text:p>63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1;5</text:p>
          </table:table-cell>
          <table:table-cell table:formula="of:=MAX([.D2];[.D6])+[.B9]" office:value-type="float" office:value="67" calcext:value-type="float">
            <text:p>67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;4</text:p>
          </table:table-cell>
          <table:table-cell table:formula="of:=MAX([.D4];[.D5])+[.B10]" office:value-type="float" office:value="122" calcext:value-type="float">
            <text:p>122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formula="of:=[.D8]+[.B11]" office:value-type="float" office:value="82" calcext:value-type="float">
            <text:p>8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formula="of:=[.D16]+[.B12]" office:value-type="float" office:value="46" calcext:value-type="float">
            <text:p>46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formula="of:=[.D10]+[.B13]" office:value-type="float" office:value="146" calcext:value-type="float">
            <text:p>146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10;12</text:p>
          </table:table-cell>
          <table:table-cell table:formula="of:=MAX([.D13];[.D11])+[.B14]" office:value-type="float" office:value="171" calcext:value-type="float">
            <text:p>171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1;15</text:p>
          </table:table-cell>
          <table:table-cell table:formula="of:=MAX([.D16];[.D12])+[.B15]" office:value-type="float" office:value="66" calcext:value-type="float">
            <text:p>66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formula="of:=[.B16]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formula="of:=[.D14]+[.B17]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14;16</text:p>
          </table:table-cell>
          <table:table-cell table:style-name="ce4" table:formula="of:=MAX([.D15];[.D17])+[.B18]" office:value-type="float" office:value="218" calcext:value-type="float">
            <text:p>218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3" table:number-rows-repeated="1048557">
          <table:table-cell table:number-columns-repeated="5"/>
          <table:table-cell table:style-name="Default" table:number-columns-repeated="16379"/>
        </table:table-row>
        <table:table-row table:style-name="ro3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19T14:40:54.489403616</dc:date>
    <meta:editing-cycles>3</meta:editing-cycles>
    <meta:editing-duration>PT10M34S</meta:editing-duration>
    <meta:document-statistic meta:table-count="1" meta:cell-count="89" meta:object-count="0"/>
    <meta:generator>LibreOffice/25.8.1.1$Linux_X86_64 LibreOffice_project/6493efb0486b5ef4a09f10f25df428a1c89b13aa</meta:generator>
  </office:meta>
</office:document-meta>
</file>